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7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49-50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FATHER AND IMMANUEL (49:1-13; 50:4-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FATHER AND IMMANUEL (49:1-13; 50:4-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words of God to Christ (49:3, 5-1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words of God to Christ (49:3, 5-13)<text:s text:c="1"/></text:span><text:span text:style-name="a458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"I will display my glory through you" (49: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You will redeem and restore Israel" (49: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You will be a light to the Gentiles" (49:6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"After suffering rejection, you will be honoured by all nations" (49: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You will usher in the Millennium" (49:8-1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THE FATHER AND IMMANUEL (49:1-13; 50:4-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ds of God to Christ (49:3, 5-1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ords of Christ to God (4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ords of Christ to himself (49:1-2; 50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words of Christ to himself (49:1-2; 50:4-9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"He commissioned me before my physical birth" (49:1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"I am a mighty weapon in his hands" (49: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"He gives me perfect wisdom, that I might comfort those in need" (50:4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"I obediently follow him, even when I suffer for it" (50:5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"He totally vindicates me" (50:8-9): All his enemies are destroyed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ATHER AND IMMANUEL (49:1-13; 50:4-9)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words of God to Christ (49:3, 5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words of Christ to God (4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words of Christ to himself (49:1-2; 50:4-9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ISAIAH 49-50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FATHER AND IMMANUEL (49:1-13; 50:4-9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THER AND ISRAEL (49:14-26; 50:1-3, 10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FATHER AND ISRAEL (49:14-26; 50:1-3, 10-11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mplaint (49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rrection (50:1-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mfort (49:15-2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mfort (49:15-26):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ower of God's love (49: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icture of God's love (49: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s of God's love (49:17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s of God's love (49:17-26)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ir enemies will be destroyed (49:17-18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will be regathered to Jerusalem (49:19-2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will be honoured by all nations (49:22-2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omfort (49:15-26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power of God's love (49:15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icture of God's love (49: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promises of God's love (49:17-2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FATHER AND ISRAEL (49:14-26; 50:1-3, 10-11)<text:s text:c="1"/></text:span><text:span text:style-name="a629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complaint (49:1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correction (50:1-3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comfort (49:1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ISAIAH 49-50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FATHER AND IMMANUEL (49:1-13; 50:4-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FATHER AND ISRAEL (49:14-26; 50:1-3, 10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5" draw:style-name="a660" draw:master-page-name="Master1-Layout1-title-Title-Slide" presentation:presentation-page-layout-name="Master1-PPL1" draw:id="Slide-270">
        <draw:frame draw:id="id111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ISAIAH 51-52<text:s text:c="1"/></text:span><text:span text:style-name="a662" text:class-names=""/></text:p>
          </draw:text-box>
          <svg:title/>
          <svg:desc/>
        </draw:frame>
        <draw:frame draw:id="id112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THE CHOSEN SEED (51:1-23; 52:1-12):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CHOSEN SEED (51:1-23; 52:1-12):<text:s text:c="1"/></text:span><text:span text:style-name="a672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patriarch (51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promise (51:3-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prayer (51:9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protection (51:12-1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proclamations (51:17-23; 52:1-6, 11-12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-title-Title-Slide" presentation:presentation-page-layout-name="Master1-PPL1" draw:id="Slide-272">
        <draw:frame draw:id="id115" presentation:style-name="a698" draw:name="Title 1" svg:x="1.38in" svg:y="0.83in" svg:width="10.3in" svg:height="4.42in" presentation:class="title" presentation:placeholder="false">
          <draw:text-box>
            <text:p text:style-name="a697" text:class-names="" text:cond-style-name=""><text:span text:style-name="a695" text:class-names=""><text:s text:c="1"/>The proclamations (51:17-23; 52:1-6, 11-12):<text:s text:c="1"/></text:span><text:span text:style-name="a696" text:class-names=""/></text:p>
          </draw:text-box>
          <svg:title/>
          <svg:desc/>
        </draw:frame>
        <draw:frame draw:id="id116" presentation:style-name="a703" draw:name="Subtitle 2" svg:x="1.38in" svg:y="5.25in" svg:width="10.3in" svg:height="1.85in" presentation:class="subtitle" presentation:placeholder="false">
          <draw:text-box>
            <text:p text:style-name="a700" text:class-names="" text:cond-style-name=""><text:span text:style-name="a699" text:class-names=""><text:s text:c="1"/>First call-regarding God's punishment (51:17-23):<text:s text:c="1"/></text:span></text:p>
            <text:p text:style-name="a702" text:class-names="" text:cond-style-name=""><text:span text:style-name="a701" text:class-names=""/></text:p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irst call-regarding God's punishment (51:17-23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t will be taken from the city of Jerusalem (51:17-2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t will be given to the enemies of Jerusalem (51:23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proclamations (51:17-23; 52:1-6, 11-12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irst call-regarding God's punishment (51:17-23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Second call-regarding God's power (52:1-6, 11-1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0" draw:style-name="a734" draw:master-page-name="Master1-Layout12-tx-Title-and-Text" presentation:presentation-page-layout-name="Master1-PPL12" draw:id="Slide-275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Second call-regarding God's power (52:1-6, 11-12)<text:s text:c="1"/></text:span><text:span text:style-name="a736" text:class-names=""/></text:p>
          </draw:text-box>
          <svg:title/>
          <svg:desc/>
        </draw:frame>
        <draw:frame draw:id="id122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Be clothed with God's strength (52:1-2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Be delivered by God's strength (52:3-6, 11-1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proclamations (51:17-23; 52:1-6, 11-12):<text:s text:c="1"/></text:span><text:span text:style-name="a751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First call-regarding God's punishment (51:17-2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Second call-regarding God's power (52:1-6, 11-1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CHOSEN SEED (51:1-23; 52:1-12):<text:s text:c="1"/></text:span><text:span text:style-name="a766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patriarch (51:1-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 (51:3-8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prayer (51:9-1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rotection (51:12-16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proclamations (51:17-23; 52:1-6, 11-12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eaching (52:7-10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3" draw:style-name="a791" draw:master-page-name="Master1-Layout12-tx-Title-and-Text" presentation:presentation-page-layout-name="Master1-PPL12" draw:id="Slide-278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51-52<text:s text:c="1"/></text:span><text:span text:style-name="a793" text:class-names=""/></text:p>
          </draw:text-box>
          <svg:title/>
          <svg:desc/>
        </draw:frame>
        <draw:frame draw:id="id128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HOSEN SEED (51:1-23; 52:1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HOSEN SERVANT (52:13-1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4" draw:style-name="a806" draw:master-page-name="Master1-Layout12-tx-Title-and-Text" presentation:presentation-page-layout-name="Master1-PPL12" draw:id="Slide-279">
        <draw:frame draw:id="id129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HOSEN SERVANT (52:13-15):<text:s text:c="1"/></text:span><text:span text:style-name="a808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His earthly ministry (52:13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His crucifixion (52:14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His resurrection (52:13b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His redemption (52:1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51-52<text:s text:c="1"/></text:span><text:span text:style-name="a829" text:class-names=""/></text:p>
          </draw:text-box>
          <svg:title/>
          <svg:desc/>
        </draw:frame>
        <draw:frame draw:id="id132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HOSEN SEED (51:1-23; 52:1-12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SERVANT (52:13-1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6" draw:style-name="a842" draw:master-page-name="Master1-Layout1-title-Title-Slide" presentation:presentation-page-layout-name="Master1-PPL1" draw:id="Slide-281">
        <draw:frame draw:id="id133" presentation:style-name="a846" draw:name="Title 1" svg:x="1.38in" svg:y="0.83in" svg:width="10.3in" svg:height="4.42in" presentation:class="title" presentation:placeholder="false">
          <draw:text-box>
            <text:p text:style-name="a845" text:class-names="" text:cond-style-name=""><text:span text:style-name="a843" text:class-names="">ISAIAH 53<text:s text:c="1"/></text:span><text:span text:style-name="a844" text:class-names=""/></text:p>
          </draw:text-box>
          <svg:title/>
          <svg:desc/>
        </draw:frame>
        <draw:frame draw:id="id134" presentation:style-name="a851" draw:name="Subtitle 2" svg:x="1.38in" svg:y="5.25in" svg:width="10.3in" svg:height="1.85in" presentation:class="subtitle" presentation:placeholder="false">
          <draw:text-box>
            <text:p text:style-name="a848" text:class-names="" text:cond-style-name=""><text:span text:style-name="a847" text:class-names="">THE OVERVIEW (53:1-2)<text:s text:c="1"/></text:span></text:p>
            <text:p text:style-name="a850" text:class-names="" text:cond-style-name=""><text:span text:style-name="a849" text:class-names=""/></text:p>
          </draw:text-box>
          <svg:title/>
          <svg:desc/>
        </draw:frame>
      </draw:page>
      <draw:page draw:name="Slide27" draw:style-name="a852" draw:master-page-name="Master1-Layout12-tx-Title-and-Text" presentation:presentation-page-layout-name="Master1-PPL12" draw:id="Slide-282">
        <draw:frame draw:id="id135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THE OVERVIEW (53:1-2)<text:s text:c="1"/></text:span><text:span text:style-name="a854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Facts about Isaiah's message (53:1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Facts about Isaiah's Messiah (53: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8" draw:style-name="a867" draw:master-page-name="Master1-Layout12-tx-Title-and-Text" presentation:presentation-page-layout-name="Master1-PPL12" draw:id="Slide-283">
        <draw:frame draw:id="id137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Facts about Isaiah's Messiah (53:2)<text:s text:c="1"/></text:span><text:span text:style-name="a869" text:class-names=""/></text:p>
          </draw:text-box>
          <svg:title/>
          <svg:desc/>
        </draw:frame>
        <draw:frame draw:id="id138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His background (53:2a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His beauty (53:2b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9" draw:style-name="a882" draw:master-page-name="Master1-Layout12-tx-Title-and-Text" presentation:presentation-page-layout-name="Master1-PPL12" draw:id="Slide-284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THE OVERVIEW (53:1-2)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Facts about Isaiah's message (53:1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acts about Isaiah's Messiah (53: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0" draw:style-name="a897" draw:master-page-name="Master1-Layout12-tx-Title-and-Text" presentation:presentation-page-layout-name="Master1-PPL12" draw:id="Slide-285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ISAIAH 53<text:s text:c="1"/></text:span><text:span text:style-name="a899" text:class-names=""/></text:p>
          </draw:text-box>
          <svg:title/>
          <svg:desc/>
        </draw:frame>
        <draw:frame draw:id="id142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OVERVIEW (53:1-2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ORIGIN (53:4, 10b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1" draw:style-name="a912" draw:master-page-name="Master1-Layout12-tx-Title-and-Text" presentation:presentation-page-layout-name="Master1-PPL12" draw:id="Slide-286">
        <draw:frame draw:id="id143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ORIGIN (53:4, 10b):<text:s text:c="1"/></text:span><text:span text:style-name="a914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Messiah's foes (53:4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Messiah's Father (53:10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2" draw:style-name="a927" draw:master-page-name="Master1-Layout12-tx-Title-and-Text" presentation:presentation-page-layout-name="Master1-PPL12" draw:id="Slide-287">
        <draw:frame draw:id="id14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ISAIAH 53<text:s text:c="1"/></text:span><text:span text:style-name="a929" text:class-names=""/></text:p>
          </draw:text-box>
          <svg:title/>
          <svg:desc/>
        </draw:frame>
        <draw:frame draw:id="id146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THE OVERVIEW (5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ORIGIN (53:4, 10b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ORDEAL (53:3, 5-6, 8-9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3" draw:style-name="a945" draw:master-page-name="Master1-Layout12-tx-Title-and-Text" presentation:presentation-page-layout-name="Master1-PPL12" draw:id="Slide-288">
        <draw:frame draw:id="id147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ORDEAL (53:3, 5-6, 8-9)<text:s text:c="1"/></text:span><text:span text:style-name="a947" text:class-names=""/></text:p>
          </draw:text-box>
          <svg:title/>
          <svg:desc/>
        </draw:frame>
        <draw:frame draw:id="id148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He is belittled in life (53:3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He is brutalized in death (53:5-6, 8-9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4" draw:style-name="a960" draw:master-page-name="Master1-Layout12-tx-Title-and-Text" presentation:presentation-page-layout-name="Master1-PPL12" draw:id="Slide-289">
        <draw:frame draw:id="id14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He is brutalized in death (53:5-6, 8-9).<text:s text:c="1"/></text:span><text:span text:style-name="a962" text:class-names=""/></text:p>
          </draw:text-box>
          <svg:title/>
          <svg:desc/>
        </draw:frame>
        <draw:frame draw:id="id150" presentation:style-name="a977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He endures imprisonment and various unfair trials (53:8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He is wounded, beaten, and bruised (53:5-6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e is buried like a common criminal (53:9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5" draw:style-name="a978" draw:master-page-name="Master1-Layout12-tx-Title-and-Text" presentation:presentation-page-layout-name="Master1-PPL12" draw:id="Slide-290">
        <draw:frame draw:id="id151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THE ORDEAL (53:3, 5-6, 8-9)<text:s text:c="1"/></text:span><text:span text:style-name="a980" text:class-names=""/></text:p>
          </draw:text-box>
          <svg:title/>
          <svg:desc/>
        </draw:frame>
        <draw:frame draw:id="id152" presentation:style-name="a992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He is belittled in life (53:3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is brutalized in death (53:5-6, 8-9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6" draw:style-name="a993" draw:master-page-name="Master1-Layout12-tx-Title-and-Text" presentation:presentation-page-layout-name="Master1-PPL12" draw:id="Slide-291">
        <draw:frame draw:id="id153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ISAIAH 53<text:s text:c="1"/></text:span><text:span text:style-name="a995" text:class-names=""/></text:p>
          </draw:text-box>
          <svg:title/>
          <svg:desc/>
        </draw:frame>
        <draw:frame draw:id="id154" presentation:style-name="a1016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THE OVERVIEW (53:1-2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THE ORIGIN (53:4, 10b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E ORDEAL (53:3, 5-6, 8-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THE OBEDIENCE (53:7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THE OUTCOME (53:10b-12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7" draw:style-name="a1017" draw:master-page-name="Master1-Layout12-tx-Title-and-Text" presentation:presentation-page-layout-name="Master1-PPL12" draw:id="Slide-292">
        <draw:frame draw:id="id15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OUTCOME (53:10b-12)<text:s text:c="1"/></text:span><text:span text:style-name="a1019" text:class-names=""/></text:p>
          </draw:text-box>
          <svg:title/>
          <svg:desc/>
        </draw:frame>
        <draw:frame draw:id="id156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is death assures spiritual life for countless multitudes (53:10b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raised again and enjoys the fruits of his sacrifice (53:11).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He is honored for his greatness (53:12).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8" draw:style-name="a1035" draw:master-page-name="Master1-Layout12-tx-Title-and-Text" presentation:presentation-page-layout-name="Master1-PPL12" draw:id="Slide-293">
        <draw:frame draw:id="id157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ISAIAH 53<text:s text:c="1"/></text:span><text:span text:style-name="a1037" text:class-names=""/></text:p>
          </draw:text-box>
          <svg:title/>
          <svg:desc/>
        </draw:frame>
        <draw:frame draw:id="id158" presentation:style-name="a1058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THE OVERVIEW (53:1-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E ORIGIN (53:4, 10b):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THE ORDEAL (53:3, 5-6, 8-9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OBEDIENCE (53: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THE OUTCOME (53:10b-1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9" draw:style-name="a1059" draw:master-page-name="Master1-Layout1-title-Title-Slide" presentation:presentation-page-layout-name="Master1-PPL1" draw:id="Slide-294">
        <draw:frame draw:id="id159" presentation:style-name="a1063" draw:name="Title 1" svg:x="1.38in" svg:y="0.83in" svg:width="10.3in" svg:height="4.42in" presentation:class="title" presentation:placeholder="false">
          <draw:text-box>
            <text:p text:style-name="a1062" text:class-names="" text:cond-style-name=""><text:span text:style-name="a1060" text:class-names="">ISAIAH 54-55<text:s text:c="1"/></text:span><text:span text:style-name="a1061" text:class-names=""/></text:p>
          </draw:text-box>
          <svg:title/>
          <svg:desc/>
        </draw:frame>
        <draw:frame draw:id="id160" presentation:style-name="a1068" draw:name="Subtitle 2" svg:x="1.38in" svg:y="5.25in" svg:width="10.3in" svg:height="1.85in" presentation:class="subtitle" presentation:placeholder="false">
          <draw:text-box>
            <text:p text:style-name="a1065" text:class-names="" text:cond-style-name=""><text:span text:style-name="a1064" text:class-names="">A NATIONAL PROCLAMATION-IN REGARD TO THE CITY OF GOD (54:1-17):<text:s text:c="1"/></text:span></text:p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40" draw:style-name="a1069" draw:master-page-name="Master1-Layout1-title-Title-Slide" presentation:presentation-page-layout-name="Master1-PPL1" draw:id="Slide-295">
        <draw:frame draw:id="id161" presentation:style-name="a1073" draw:name="Title 1" svg:x="1.38in" svg:y="0.83in" svg:width="10.3in" svg:height="4.42in" presentation:class="title" presentation:placeholder="false">
          <draw:text-box>
            <text:p text:style-name="a1072" text:class-names="" text:cond-style-name=""><text:span text:style-name="a1070" text:class-names="">A NATIONAL PROCLAMATION-IN REGARD TO THE CITY OF GOD (54:1-17):<text:s text:c="1"/></text:span><text:span text:style-name="a1071" text:class-names=""/></text:p>
          </draw:text-box>
          <svg:title/>
          <svg:desc/>
        </draw:frame>
        <draw:frame draw:id="id162" presentation:style-name="a1078" draw:name="Subtitle 2" svg:x="1.38in" svg:y="5.25in" svg:width="10.3in" svg:height="1.85in" presentation:class="subtitle" presentation:placeholder="false">
          <draw:text-box>
            <text:p text:style-name="a1075" text:class-names="" text:cond-style-name=""><text:span text:style-name="a1074" text:class-names=""><text:s text:c="1"/>The grieving wife (54:1-4)<text:s text:c="1"/></text:span></text:p>
            <text:p text:style-name="a1077" text:class-names="" text:cond-style-name=""><text:span text:style-name="a1076" text:class-names=""/></text:p>
          </draw:text-box>
          <svg:title/>
          <svg:desc/>
        </draw:frame>
      </draw:page>
      <draw:page draw:name="Slide41" draw:style-name="a1079" draw:master-page-name="Master1-Layout12-tx-Title-and-Text" presentation:presentation-page-layout-name="Master1-PPL12" draw:id="Slide-296">
        <draw:frame draw:id="id163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The grieving wife (54:1-4)<text:s text:c="1"/></text:span><text:span text:style-name="a1081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Who she is (54:1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What she is to do (54:2-4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2" draw:style-name="a1094" draw:master-page-name="Master1-Layout12-tx-Title-and-Text" presentation:presentation-page-layout-name="Master1-PPL12" draw:id="Slide-297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A NATIONAL PROCLAMATION-IN REGARD TO THE CITY OF GOD (54:1-17):<text:s text:c="1"/></text:span><text:span text:style-name="a1096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grieving wife (54:1-4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glorious husband (54:5-17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3" draw:style-name="a1109" draw:master-page-name="Master1-Layout12-tx-Title-and-Text" presentation:presentation-page-layout-name="Master1-PPL12" draw:id="Slide-298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The glorious husband (54:5-17)<text:s text:c="1"/></text:span><text:span text:style-name="a1111" text:class-names=""/></text:p>
          </draw:text-box>
          <svg:title/>
          <svg:desc/>
        </draw:frame>
        <draw:frame draw:id="id168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Who he is (54:5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What he does (54:6-17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What he does (54:6-17)<text:s text:c="1"/></text:span><text:span text:style-name="a1126" text:class-names=""/></text:p>
          </draw:text-box>
          <svg:title/>
          <svg:desc/>
        </draw:frame>
        <draw:frame draw:id="id170" presentation:style-name="a1141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God had once briefly punished Jerusalem (54:6-10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city is restored to a state of unparalleled beauty (54:11-12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He instructs, protects, and prospers Jerusalem's citizens (54:13-17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5" draw:style-name="a1142" draw:master-page-name="Master1-Layout12-tx-Title-and-Text" presentation:presentation-page-layout-name="Master1-PPL12" draw:id="Slide-300">
        <draw:frame draw:id="id171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<text:s text:c="1"/>The glorious husband (54:5-17)<text:s text:c="1"/></text:span><text:span text:style-name="a1144" text:class-names=""/></text:p>
          </draw:text-box>
          <svg:title/>
          <svg:desc/>
        </draw:frame>
        <draw:frame draw:id="id172" presentation:style-name="a1156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Who he is (54: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What he does (54: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6" draw:style-name="a1157" draw:master-page-name="Master1-Layout12-tx-Title-and-Text" presentation:presentation-page-layout-name="Master1-PPL12" draw:id="Slide-301">
        <draw:frame draw:id="id173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A NATIONAL PROCLAMATION-IN REGARD TO THE CITY OF GOD (54:1-17):<text:s text:c="1"/></text:span><text:span text:style-name="a1159" text:class-names=""/></text:p>
          </draw:text-box>
          <svg:title/>
          <svg:desc/>
        </draw:frame>
        <draw:frame draw:id="id174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The grieving wife (54:1-4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glorious husband (54:5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7" draw:style-name="a1172" draw:master-page-name="Master1-Layout12-tx-Title-and-Text" presentation:presentation-page-layout-name="Master1-PPL12" draw:id="Slide-302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ISAIAH 54-55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 NATIONAL PROCLAMATION-IN REGARD TO THE CITY OF GOD (54:1-17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A UNIVERSAL INVITATION-IN REGARD TO THE GRACE OF GOD (55:1-9): This is one of Scripture's greatest invitations.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8" draw:style-name="a1187" draw:master-page-name="Master1-Layout12-tx-Title-and-Text" presentation:presentation-page-layout-name="Master1-PPL12" draw:id="Slide-303">
        <draw:frame draw:id="id177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A UNIVERSAL INVITATION-IN REGARD TO THE GRACE OF GOD (55:1-9): This is one of Scripture's greatest invitations.<text:s text:c="1"/></text:span><text:span text:style-name="a1189" text:class-names=""/></text:p>
          </draw:text-box>
          <svg:title/>
          <svg:desc/>
        </draw:frame>
        <draw:frame draw:id="id178" presentation:style-name="a1210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<text:s text:c="1"/>The participants (55:1a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<text:s text:c="1"/>The product (55:1b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price (55:1c-2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1"/>The promise (55:3-5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The plea (55:6-9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49" draw:style-name="a1211" draw:master-page-name="Master1-Layout12-tx-Title-and-Text" presentation:presentation-page-layout-name="Master1-PPL12" draw:id="Slide-304">
        <draw:frame draw:id="id179" presentation:style-name="a1215" draw:name="Title 1" svg:x="1.38in" svg:y="0.4in" svg:width="10.6in" svg:height="1.44965in" presentation:class="title" presentation:placeholder="false">
          <draw:text-box>
            <text:p text:style-name="a1214" text:class-names="" text:cond-style-name=""><text:span text:style-name="a1212" text:class-names="">ISAIAH 54-55<text:s text:c="1"/></text:span><text:span text:style-name="a1213" text:class-names=""/></text:p>
          </draw:text-box>
          <svg:title/>
          <svg:desc/>
        </draw:frame>
        <draw:frame draw:id="id180" presentation:style-name="a1228" draw:name="Text Placeholder 2" svg:x="1.38in" svg:y="2in" svg:width="9.4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A NATIONAL PROCLAMATION-IN REGARD TO THE CITY OF GOD (54:1-17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A UNIVERSAL INVITATION-IN REGARD TO THE GRACE OF GOD (55:1-9): This is one of Scripture's greatest invitations.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 NATURAL ILLUSTRATION-IN REGARD TO THE WORD OF GOD (55:10-11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50" draw:style-name="a1229" draw:master-page-name="Master1-Layout12-tx-Title-and-Text" presentation:presentation-page-layout-name="Master1-PPL12" draw:id="Slide-305">
        <draw:frame draw:id="id181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A NATURAL ILLUSTRATION-IN REGARD TO THE WORD OF GOD (55:10-11):<text:s text:c="1"/></text:span><text:span text:style-name="a1231" text:class-names=""/></text:p>
          </draw:text-box>
          <svg:title/>
          <svg:desc/>
        </draw:frame>
        <draw:frame draw:id="id182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God's weather (55:1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God's word (55:11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51" draw:style-name="a1244" draw:master-page-name="Master1-Layout12-tx-Title-and-Text" presentation:presentation-page-layout-name="Master1-PPL12" draw:id="Slide-306">
        <draw:frame draw:id="id183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ISAIAH 54-55<text:s text:c="1"/></text:span><text:span text:style-name="a1246" text:class-names=""/></text:p>
          </draw:text-box>
          <svg:title/>
          <svg:desc/>
        </draw:frame>
        <draw:frame draw:id="id184" presentation:style-name="a1264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 NATIONAL PROCLAMATION-IN REGARD TO THE CITY OF GOD (54:1-17):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A UNIVERSAL INVITATION-IN REGARD TO THE GRACE OF GOD (55:1-9): This is one of Scripture's greatest invitations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A NATURAL ILLUSTRATION-IN REGARD TO THE WORD OF GOD (55:10-11):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A PERSONAL APPLICATION-IN REGARD TO THE PEOPLE OF GOD (55:12-13):<text:s text:c="1"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52" draw:style-name="a1265" draw:master-page-name="Master1-Layout1-title-Title-Slide" presentation:presentation-page-layout-name="Master1-PPL1" draw:id="Slide-307">
        <draw:frame draw:id="id185" presentation:style-name="a1269" draw:name="Title 1" svg:x="1.38in" svg:y="0.83in" svg:width="10.3in" svg:height="4.42in" presentation:class="title" presentation:placeholder="false">
          <draw:text-box>
            <text:p text:style-name="a1268" text:class-names="" text:cond-style-name=""><text:span text:style-name="a1266" text:class-names="">ISAIAH 56-57<text:s text:c="1"/></text:span><text:span text:style-name="a1267" text:class-names=""/></text:p>
          </draw:text-box>
          <svg:title/>
          <svg:desc/>
        </draw:frame>
        <draw:frame draw:id="id186" presentation:style-name="a1274" draw:name="Subtitle 2" svg:x="1.38in" svg:y="5.25in" svg:width="10.3in" svg:height="1.85in" presentation:class="subtitle" presentation:placeholder="false">
          <draw:text-box>
            <text:p text:style-name="a1271" text:class-names="" text:cond-style-name=""><text:span text:style-name="a1270" text:class-names="">GODLY INDIVIDUALS (56:1-8; 57:1-2, 14-21)<text:s text:c="1"/></text:span></text:p>
            <text:p text:style-name="a1273" text:class-names="" text:cond-style-name=""><text:span text:style-name="a1272" text:class-names=""/></text:p>
          </draw:text-box>
          <svg:title/>
          <svg:desc/>
        </draw:frame>
      </draw:page>
      <draw:page draw:name="Slide53" draw:style-name="a1275" draw:master-page-name="Master1-Layout12-tx-Title-and-Text" presentation:presentation-page-layout-name="Master1-PPL12" draw:id="Slide-308">
        <draw:frame draw:id="id187" presentation:style-name="a1279" draw:name="Title 1" svg:x="1.38in" svg:y="0.4in" svg:width="10.6in" svg:height="1.44965in" presentation:class="title" presentation:placeholder="false">
          <draw:text-box>
            <text:p text:style-name="a1278" text:class-names="" text:cond-style-name=""><text:span text:style-name="a1276" text:class-names="">GODLY INDIVIDUALS (56:1-8; 57:1-2, 14-21)<text:s text:c="1"/></text:span><text:span text:style-name="a1277" text:class-names=""/></text:p>
          </draw:text-box>
          <svg:title/>
          <svg:desc/>
        </draw:frame>
        <draw:frame draw:id="id188" presentation:style-name="a1289" draw:name="Text Placeholder 2" svg:x="1.38in" svg:y="2in" svg:width="9.4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<text:s text:c="1"/>Those who do right (56:1-2):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Saved Gentiles (56:3a, 6-8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4" draw:style-name="a1290" draw:master-page-name="Master1-Layout12-tx-Title-and-Text" presentation:presentation-page-layout-name="Master1-PPL12" draw:id="Slide-309">
        <draw:frame draw:id="id189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<text:s text:c="1"/>Saved Gentiles (56:3a, 6-8)<text:s text:c="1"/></text:span><text:span text:style-name="a1292" text:class-names=""/></text:p>
          </draw:text-box>
          <svg:title/>
          <svg:desc/>
        </draw:frame>
        <draw:frame draw:id="id190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y are not looked upon as second-class citizens (56:3a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ir sacrifices are accepted (56:6-7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y experience God's joy in the Temple (56:7-8):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5" draw:style-name="a1308" draw:master-page-name="Master1-Layout12-tx-Title-and-Text" presentation:presentation-page-layout-name="Master1-PPL12" draw:id="Slide-310">
        <draw:frame draw:id="id191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LY INDIVIDUALS (56:1-8; 57:1-2, 14-21)<text:s text:c="1"/></text:span><text:span text:style-name="a1310" text:class-names=""/></text:p>
          </draw:text-box>
          <svg:title/>
          <svg:desc/>
        </draw:frame>
        <draw:frame draw:id="id192" presentation:style-name="a1331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ose who do right (56:1-2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Saved Gentiles (56:3a, 6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1"/>Dedicated eunuchs (56:3b-5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1"/>The good who die young (57:1-2):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 contrite (57:14-21):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6" draw:style-name="a1332" draw:master-page-name="Master1-Layout12-tx-Title-and-Text" presentation:presentation-page-layout-name="Master1-PPL12" draw:id="Slide-311">
        <draw:frame draw:id="id193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The contrite (57:14-21):<text:s text:c="1"/></text:span><text:span text:style-name="a1334" text:class-names=""/></text:p>
          </draw:text-box>
          <svg:title/>
          <svg:desc/>
        </draw:frame>
        <draw:frame draw:id="id194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Concerning the person of God (57:15a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Concerning the promises of God (57:14, 15b-21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7" draw:style-name="a1347" draw:master-page-name="Master1-Layout12-tx-Title-and-Text" presentation:presentation-page-layout-name="Master1-PPL12" draw:id="Slide-312">
        <draw:frame draw:id="id195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Concerning the promises of God (57:14, 15b-21)<text:s text:c="1"/></text:span><text:span text:style-name="a1349" text:class-names=""/></text:p>
          </draw:text-box>
          <svg:title/>
          <svg:desc/>
        </draw:frame>
        <draw:frame draw:id="id196" presentation:style-name="a1370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o safely regather the contrite (57:14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o revive their spirits (57:15b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To never again accuse them of sin (57:16-17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To heal, lead, and comfort them (57:18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<text:s text:c="1"/>To impart to them his peace (57:19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8" draw:style-name="a1371" draw:master-page-name="Master1-Layout12-tx-Title-and-Text" presentation:presentation-page-layout-name="Master1-PPL12" draw:id="Slide-313">
        <draw:frame draw:id="id197" presentation:style-name="a1375" draw:name="Title 1" svg:x="1.38in" svg:y="0.4in" svg:width="10.6in" svg:height="1.44965in" presentation:class="title" presentation:placeholder="false">
          <draw:text-box>
            <text:p text:style-name="a1374" text:class-names="" text:cond-style-name=""><text:span text:style-name="a1372" text:class-names=""><text:s text:c="1"/>The contrite (57:14-21):<text:s text:c="1"/></text:span><text:span text:style-name="a1373" text:class-names=""/></text:p>
          </draw:text-box>
          <svg:title/>
          <svg:desc/>
        </draw:frame>
        <draw:frame draw:id="id198" presentation:style-name="a1385" draw:name="Text Placeholder 2" svg:x="1.38in" svg:y="2in" svg:width="9.4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<text:s text:c="1"/>Concerning the person of God (57:15a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1"/>Concerning the promises of God (57:14, 15b-21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59" draw:style-name="a1386" draw:master-page-name="Master1-Layout12-tx-Title-and-Text" presentation:presentation-page-layout-name="Master1-PPL12" draw:id="Slide-314">
        <draw:frame draw:id="id199" presentation:style-name="a1390" draw:name="Title 1" svg:x="1.38in" svg:y="0.4in" svg:width="10.6in" svg:height="1.44965in" presentation:class="title" presentation:placeholder="false">
          <draw:text-box>
            <text:p text:style-name="a1389" text:class-names="" text:cond-style-name=""><text:span text:style-name="a1387" text:class-names="">GODLY INDIVIDUALS (56:1-8; 57:1-2, 14-21)<text:s text:c="1"/></text:span><text:span text:style-name="a1388" text:class-names=""/></text:p>
          </draw:text-box>
          <svg:title/>
          <svg:desc/>
        </draw:frame>
        <draw:frame draw:id="id200" presentation:style-name="a1409" draw:name="Text Placeholder 2" svg:x="1.38in" svg:y="2in" svg:width="9.4in" svg:height="4.7586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<text:s text:c="1"/>Those who do right (56:1-2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Saved Gentiles (56:3a, 6-8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Dedicated eunuchs (56:3b-5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<text:s text:c="1"/>The good who die young (57:1-2):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The contrite (57:14-21):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2-tx-Title-and-Text" presentation:presentation-page-layout-name="Master1-PPL12" draw:id="Slide-315">
        <draw:frame draw:id="id201" presentation:style-name="a1414" draw:name="Title 1" svg:x="1.38in" svg:y="0.4in" svg:width="10.6in" svg:height="1.44965in" presentation:class="title" presentation:placeholder="false">
          <draw:text-box>
            <text:p text:style-name="a1413" text:class-names="" text:cond-style-name=""><text:span text:style-name="a1411" text:class-names="">ISAIAH 56-57<text:s text:c="1"/></text:span><text:span text:style-name="a1412" text:class-names=""/></text:p>
          </draw:text-box>
          <svg:title/>
          <svg:desc/>
        </draw:frame>
        <draw:frame draw:id="id202" presentation:style-name="a1424" draw:name="Text Placeholder 2" svg:x="1.38in" svg:y="2in" svg:width="9.4in" svg:height="4.7586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GODLY INDIVIDUALS (56:1-8; 57:1-2, 14-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GODLESS INDIVIDUALS (56:9-12; 57:3-1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</draw:page>
      <draw:page draw:name="Slide61" draw:style-name="a1425" draw:master-page-name="Master1-Layout1-title-Title-Slide" presentation:presentation-page-layout-name="Master1-PPL1" draw:id="Slide-316">
        <draw:frame draw:id="id203" presentation:style-name="a1429" draw:name="Title 1" svg:x="1.38in" svg:y="0.83in" svg:width="10.3in" svg:height="4.42in" presentation:class="title" presentation:placeholder="false">
          <draw:text-box>
            <text:p text:style-name="a1428" text:class-names="" text:cond-style-name=""><text:span text:style-name="a1426" text:class-names="">GODLESS INDIVIDUALS (56:9-12; 57:3-13)<text:s text:c="1"/></text:span><text:span text:style-name="a1427" text:class-names=""/></text:p>
          </draw:text-box>
          <svg:title/>
          <svg:desc/>
        </draw:frame>
        <draw:frame draw:id="id204" presentation:style-name="a1434" draw:name="Subtitle 2" svg:x="1.38in" svg:y="5.25in" svg:width="10.3in" svg:height="1.85in" presentation:class="subtitle" presentation:placeholder="false">
          <draw:text-box>
            <text:p text:style-name="a1431" text:class-names="" text:cond-style-name=""><text:span text:style-name="a1430" text:class-names=""><text:s text:c="1"/>Israel's religious leaders (56:9-12)<text:s text:c="1"/></text:span></text:p>
            <text:p text:style-name="a1433" text:class-names="" text:cond-style-name=""><text:span text:style-name="a1432" text:class-names=""/></text:p>
          </draw:text-box>
          <svg:title/>
          <svg:desc/>
        </draw:frame>
      </draw:page>
      <draw:page draw:name="Slide62" draw:style-name="a1435" draw:master-page-name="Master1-Layout1-title-Title-Slide" presentation:presentation-page-layout-name="Master1-PPL1" draw:id="Slide-317">
        <draw:frame draw:id="id205" presentation:style-name="a1439" draw:name="Title 1" svg:x="1.38in" svg:y="0.83in" svg:width="10.3in" svg:height="4.42in" presentation:class="title" presentation:placeholder="false">
          <draw:text-box>
            <text:p text:style-name="a1438" text:class-names="" text:cond-style-name=""><text:span text:style-name="a1436" text:class-names=""><text:s text:c="1"/>Israel's religious leaders (56:9-12)<text:s text:c="1"/></text:span><text:span text:style-name="a1437" text:class-names=""/></text:p>
          </draw:text-box>
          <svg:title/>
          <svg:desc/>
        </draw:frame>
        <draw:frame draw:id="id206" presentation:style-name="a1444" draw:name="Subtitle 2" svg:x="1.38in" svg:y="5.25in" svg:width="10.3in" svg:height="1.85in" presentation:class="subtitle" presentation:placeholder="false">
          <draw:text-box>
            <text:p text:style-name="a1441" text:class-names="" text:cond-style-name=""><text:span text:style-name="a1440" text:class-names=""><text:s text:c="1"/>The transgression (56:10-12)<text:s text:c="1"/></text:span></text:p>
            <text:p text:style-name="a1443" text:class-names="" text:cond-style-name=""><text:span text:style-name="a1442" text:class-names=""/></text:p>
          </draw:text-box>
          <svg:title/>
          <svg:desc/>
        </draw:frame>
      </draw:page>
      <draw:page draw:name="Slide63" draw:style-name="a1445" draw:master-page-name="Master1-Layout12-tx-Title-and-Text" presentation:presentation-page-layout-name="Master1-PPL12" draw:id="Slide-318">
        <draw:frame draw:id="id207" presentation:style-name="a1449" draw:name="Title 1" svg:x="1.38in" svg:y="0.4in" svg:width="10.6in" svg:height="1.44965in" presentation:class="title" presentation:placeholder="false">
          <draw:text-box>
            <text:p text:style-name="a1448" text:class-names="" text:cond-style-name=""><text:span text:style-name="a1446" text:class-names=""><text:s text:c="1"/>The transgression (56:10-12)<text:s text:c="1"/></text:span><text:span text:style-name="a1447" text:class-names=""/></text:p>
          </draw:text-box>
          <svg:title/>
          <svg:desc/>
        </draw:frame>
        <draw:frame draw:id="id208" presentation:style-name="a1462" draw:name="Text Placeholder 2" svg:x="1.38in" svg:y="2in" svg:width="9.4in" svg:height="4.7586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<text:s text:c="1"/>They suffer from self-induced blindness (56:10):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They are greedy and totally self-centred (56:11):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They are materialistic drunkards (56:12):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4" draw:style-name="a1463" draw:master-page-name="Master1-Layout12-tx-Title-and-Text" presentation:presentation-page-layout-name="Master1-PPL12" draw:id="Slide-319">
        <draw:frame draw:id="id209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<text:s text:c="1"/>Israel's religious leaders (56:9-12)<text:s text:c="1"/></text:span><text:span text:style-name="a1465" text:class-names=""/></text:p>
          </draw:text-box>
          <svg:title/>
          <svg:desc/>
        </draw:frame>
        <draw:frame draw:id="id210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transgression (56:10-1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tragedy (56: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5" draw:style-name="a1478" draw:master-page-name="Master1-Layout12-tx-Title-and-Text" presentation:presentation-page-layout-name="Master1-PPL12" draw:id="Slide-320">
        <draw:frame draw:id="id211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GODLESS INDIVIDUALS (56:9-12; 57:3-13)<text:s text:c="1"/></text:span><text:span text:style-name="a1480" text:class-names=""/></text:p>
          </draw:text-box>
          <svg:title/>
          <svg:desc/>
        </draw:frame>
        <draw:frame draw:id="id212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<text:s text:c="1"/>Israel's religious leaders (56:9-12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srael's idolaters (57:3-1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6" draw:style-name="a1493" draw:master-page-name="Master1-Layout12-tx-Title-and-Text" presentation:presentation-page-layout-name="Master1-PPL12" draw:id="Slide-321">
        <draw:frame draw:id="id213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srael's idolaters (57:3-13)<text:s text:c="1"/></text:span><text:span text:style-name="a1495" text:class-names=""/></text:p>
          </draw:text-box>
          <svg:title/>
          <svg:desc/>
        </draw:frame>
        <draw:frame draw:id="id214" presentation:style-name="a1510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ir wickedness (57:3-4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ir worship (57:5-11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ir hope (57:12-13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67" draw:style-name="a1511" draw:master-page-name="Master1-Layout12-tx-Title-and-Text" presentation:presentation-page-layout-name="Master1-PPL12" draw:id="Slide-322">
        <draw:frame draw:id="id215" presentation:style-name="a1515" draw:name="Title 1" svg:x="1.38in" svg:y="0.4in" svg:width="10.6in" svg:height="1.44965in" presentation:class="title" presentation:placeholder="false">
          <draw:text-box>
            <text:p text:style-name="a1514" text:class-names="" text:cond-style-name=""><text:span text:style-name="a1512" text:class-names="">GODLESS INDIVIDUALS (56:9-12; 57:3-13)<text:s text:c="1"/></text:span><text:span text:style-name="a1513" text:class-names=""/></text:p>
          </draw:text-box>
          <svg:title/>
          <svg:desc/>
        </draw:frame>
        <draw:frame draw:id="id216" presentation:style-name="a1525" draw:name="Text Placeholder 2" svg:x="1.38in" svg:y="2in" svg:width="9.4in" svg:height="4.75868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<text:s text:c="1"/>Israel's religious leaders (56:9-12)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srael's idolaters (57:3-13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</draw:page>
      <draw:page draw:name="Slide68" draw:style-name="a1526" draw:master-page-name="Master1-Layout12-tx-Title-and-Text" presentation:presentation-page-layout-name="Master1-PPL12" draw:id="Slide-323">
        <draw:frame draw:id="id217" presentation:style-name="a1530" draw:name="Title 1" svg:x="1.38in" svg:y="0.4in" svg:width="10.6in" svg:height="1.44965in" presentation:class="title" presentation:placeholder="false">
          <draw:text-box>
            <text:p text:style-name="a1529" text:class-names="" text:cond-style-name=""><text:span text:style-name="a1527" text:class-names="">ISAIAH 56-57<text:s text:c="1"/></text:span><text:span text:style-name="a1528" text:class-names=""/></text:p>
          </draw:text-box>
          <svg:title/>
          <svg:desc/>
        </draw:frame>
        <draw:frame draw:id="id218" presentation:style-name="a1540" draw:name="Text Placeholder 2" svg:x="1.38in" svg:y="2in" svg:width="9.4in" svg:height="4.75868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GODLY INDIVIDUALS (56:1-8; 57:1-2, 14-21)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GODLESS INDIVIDUALS (56:9-12; 57:3-13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</draw:text-box>
          <svg:title/>
          <svg:desc/>
        </draw:frame>
      </draw:page>
      <draw:page draw:name="Slide69" draw:style-name="a1541" draw:master-page-name="Master1-Layout1-title-Title-Slide" presentation:presentation-page-layout-name="Master1-PPL1" draw:id="Slide-324">
        <draw:frame draw:id="id219" presentation:style-name="a1545" draw:name="Title 1" svg:x="1.38in" svg:y="0.83in" svg:width="10.3in" svg:height="4.42in" presentation:class="title" presentation:placeholder="false">
          <draw:text-box>
            <text:p text:style-name="a1544" text:class-names="" text:cond-style-name=""><text:span text:style-name="a1542" text:class-names="">Isaiah Part 7</text:span><text:span text:style-name="a1543" text:class-names=""/></text:p>
          </draw:text-box>
          <svg:title/>
          <svg:desc/>
        </draw:frame>
        <draw:frame draw:id="id220" presentation:style-name="a154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7</dc:title>
    <meta:initial-creator>David STRICKLAND</meta:initial-creator>
    <dc:creator>David STRICKLAND</dc:creator>
    <meta:creation-date>2020-02-23T23:13:39Z</meta:creation-date>
    <dc:date>2020-02-23T23:13:40Z</dc:date>
    <meta:template xlink:href="BibleStudy" xlink:type="simple"/>
    <meta:editing-cycles>1</meta:editing-cycles>
    <meta:editing-duration>PT1S</meta:editing-duration>
    <meta:document-statistic meta:paragraph-count="243" meta:word-count="2006"/>
  </office:meta>
</office:document-meta>
</file>